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Rounded MT Bold" svg:font-family="'Arial Rounded MT Bold'" style:font-adornments="Regular" style:font-pitch="variable"/>
    <style:font-face style:name="Arial Unicode MS" svg:font-family="'Arial Unicode MS'" style:font-family-generic="system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6.9292in" table:align="center"/>
    </style:style>
    <style:style style:name="Table5.A" style:family="table-column">
      <style:table-column-properties style:column-width="0.8111in"/>
    </style:style>
    <style:style style:name="Table5.B" style:family="table-column">
      <style:table-column-properties style:column-width="1.1903in"/>
    </style:style>
    <style:style style:name="Table5.C" style:family="table-column">
      <style:table-column-properties style:column-width="2.1486in"/>
    </style:style>
    <style:style style:name="Table5.D" style:family="table-column">
      <style:table-column-properties style:column-width="2.7792in"/>
    </style:style>
    <style:style style:name="Table5.A1" style:family="table-cell">
      <style:table-cell-properties fo:padding="0.0403in" fo:border="none" style:writing-mode="page"/>
    </style:style>
    <style:style style:name="P1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paragraph-rsid="007deb7f"/>
    </style:style>
    <style:style style:name="P2" style:family="paragraph" style:parent-style-name="Footer">
      <style:paragraph-properties>
        <style:tab-stops>
          <style:tab-stop style:position="3.5591in" style:type="center"/>
          <style:tab-stop style:position="6.9366in" style:type="right"/>
        </style:tab-stops>
      </style:paragraph-properties>
      <style:text-properties style:font-name="Liberation Serif1" officeooo:paragraph-rsid="0050f0df"/>
    </style:style>
    <style:style style:name="P3" style:family="paragraph" style:parent-style-name="Table_20_Heading">
      <style:text-properties officeooo:rsid="010a97ed" officeooo:paragraph-rsid="010a97ed"/>
    </style:style>
    <style:style style:name="P4" style:family="paragraph" style:parent-style-name="Table_20_Contents">
      <style:paragraph-properties fo:text-align="end" style:justify-single-word="false"/>
      <style:text-properties officeooo:rsid="010b7de6" officeooo:paragraph-rsid="010b7de6"/>
    </style:style>
    <style:style style:name="P5" style:family="paragraph" style:parent-style-name="Table_20_Contents">
      <style:paragraph-properties fo:text-align="center" style:justify-single-word="false"/>
      <style:text-properties officeooo:rsid="010b7de6" officeooo:paragraph-rsid="010b7de6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1335687"/>
    </style:style>
    <style:style style:name="P9" style:family="paragraph" style:parent-style-name="Table_20_Contents">
      <style:paragraph-properties fo:text-align="start" style:justify-single-word="false"/>
      <style:text-properties officeooo:rsid="010c4763" officeooo:paragraph-rsid="010c4763"/>
    </style:style>
    <style:style style:name="P10" style:family="paragraph" style:parent-style-name="Table_20_Contents">
      <style:paragraph-properties fo:text-align="end" style:justify-single-word="false"/>
      <style:text-properties officeooo:rsid="010c4763" officeooo:paragraph-rsid="010c4763"/>
    </style:style>
    <style:style style:name="P11" style:family="paragraph" style:parent-style-name="Table_20_Contents">
      <style:paragraph-properties fo:text-align="end" style:justify-single-word="false"/>
      <style:text-properties officeooo:rsid="010c4c44" officeooo:paragraph-rsid="010c4c44"/>
    </style:style>
    <style:style style:name="P12" style:family="paragraph" style:parent-style-name="Table_20_Contents">
      <style:paragraph-properties fo:text-align="center" style:justify-single-word="false"/>
      <style:text-properties officeooo:rsid="010c596f" officeooo:paragraph-rsid="010c596f"/>
    </style:style>
    <style:style style:name="P13" style:family="paragraph" style:parent-style-name="Text_20_body">
      <style:text-properties officeooo:rsid="001af655" officeooo:paragraph-rsid="00c2c0ce"/>
    </style:style>
    <style:style style:name="P14" style:family="paragraph" style:parent-style-name="Table_20_Contents">
      <style:paragraph-properties fo:text-align="center" style:justify-single-word="false"/>
      <style:text-properties officeooo:rsid="0114b580" officeooo:paragraph-rsid="0114b580"/>
    </style:style>
    <style:style style:name="P15" style:family="paragraph" style:parent-style-name="Table_20_Contents">
      <style:paragraph-properties fo:text-align="end" style:justify-single-word="false"/>
      <style:text-properties officeooo:rsid="01190983" officeooo:paragraph-rsid="01190983"/>
    </style:style>
    <style:style style:name="P16" style:family="paragraph" style:parent-style-name="Table_20_Contents">
      <style:paragraph-properties fo:text-align="start" style:justify-single-word="false"/>
      <style:text-properties officeooo:rsid="011a2bfa" officeooo:paragraph-rsid="011a2bfa"/>
    </style:style>
    <style:style style:name="P17" style:family="paragraph" style:parent-style-name="Table_20_Contents">
      <style:paragraph-properties fo:text-align="start" style:justify-single-word="false"/>
      <style:text-properties officeooo:rsid="011a2bfa" officeooo:paragraph-rsid="01262537"/>
    </style:style>
    <style:style style:name="P18" style:family="paragraph" style:parent-style-name="Table_20_Contents">
      <style:paragraph-properties fo:text-align="start" style:justify-single-word="false"/>
      <style:text-properties officeooo:rsid="011a2bfa" officeooo:paragraph-rsid="012ff68c"/>
    </style:style>
    <style:style style:name="P19" style:family="paragraph" style:parent-style-name="Table_20_Contents">
      <style:paragraph-properties fo:text-align="start" style:justify-single-word="false"/>
      <style:text-properties officeooo:rsid="011cec09" officeooo:paragraph-rsid="011cec09"/>
    </style:style>
    <style:style style:name="P20" style:family="paragraph" style:parent-style-name="Table_20_Contents">
      <style:paragraph-properties fo:text-align="start" style:justify-single-word="false"/>
      <style:text-properties officeooo:rsid="011cec09" officeooo:paragraph-rsid="0128fba8"/>
    </style:style>
    <style:style style:name="P21" style:family="paragraph" style:parent-style-name="Table_20_Heading">
      <style:text-properties officeooo:rsid="011cec09" officeooo:paragraph-rsid="011cec09"/>
    </style:style>
    <style:style style:name="P22" style:family="paragraph" style:parent-style-name="Table_20_Contents">
      <style:paragraph-properties fo:text-align="start" style:justify-single-word="false"/>
      <style:text-properties officeooo:rsid="011e8b92" officeooo:paragraph-rsid="01262537"/>
    </style:style>
    <style:style style:name="P23" style:family="paragraph" style:parent-style-name="Table_20_Contents">
      <style:paragraph-properties fo:text-align="start" style:justify-single-word="false"/>
      <style:text-properties officeooo:rsid="011f63c1" officeooo:paragraph-rsid="0128fba8"/>
    </style:style>
    <style:style style:name="P24" style:family="paragraph" style:parent-style-name="Table_20_Contents">
      <style:paragraph-properties fo:text-align="start" style:justify-single-word="false"/>
      <style:text-properties officeooo:rsid="011ffb0a" officeooo:paragraph-rsid="011ffb0a"/>
    </style:style>
    <style:style style:name="P25" style:family="paragraph" style:parent-style-name="Table_20_Contents">
      <style:paragraph-properties fo:text-align="start" style:justify-single-word="false"/>
      <style:text-properties officeooo:rsid="011ffb0a" officeooo:paragraph-rsid="0128fba8"/>
    </style:style>
    <style:style style:name="P26" style:family="paragraph" style:parent-style-name="Table_20_Contents">
      <style:paragraph-properties fo:text-align="start" style:justify-single-word="false"/>
      <style:text-properties officeooo:rsid="01262537" officeooo:paragraph-rsid="0128fba8"/>
    </style:style>
    <style:style style:name="P27" style:family="paragraph" style:parent-style-name="Table_20_Contents">
      <style:paragraph-properties fo:text-align="start" style:justify-single-word="false"/>
      <style:text-properties officeooo:rsid="0126e46c" officeooo:paragraph-rsid="0126e46c"/>
    </style:style>
    <style:style style:name="P28" style:family="paragraph" style:parent-style-name="Table_20_Contents">
      <style:paragraph-properties fo:text-align="start" style:justify-single-word="false"/>
      <style:text-properties officeooo:rsid="0126e46c" officeooo:paragraph-rsid="0128fba8"/>
    </style:style>
    <style:style style:name="P29" style:family="paragraph" style:parent-style-name="Table_20_Contents">
      <style:paragraph-properties fo:text-align="start" style:justify-single-word="false"/>
      <style:text-properties fo:font-style="normal" officeooo:rsid="0126e46c" officeooo:paragraph-rsid="0128fba8" style:font-style-asian="normal" style:font-style-complex="normal"/>
    </style:style>
    <style:style style:name="P30" style:family="paragraph" style:parent-style-name="Table_20_Contents">
      <style:paragraph-properties fo:text-align="start" style:justify-single-word="false"/>
      <style:text-properties fo:font-style="normal" officeooo:rsid="012a820b" officeooo:paragraph-rsid="012a820b" style:font-style-asian="normal" style:font-style-complex="normal"/>
    </style:style>
    <style:style style:name="P31" style:family="paragraph" style:parent-style-name="Table_20_Contents">
      <style:paragraph-properties fo:text-align="start" style:justify-single-word="false"/>
      <style:text-properties fo:font-style="normal" officeooo:rsid="012e7a19" officeooo:paragraph-rsid="012e7a19" style:font-style-asian="normal" style:font-style-complex="normal"/>
    </style:style>
    <style:style style:name="P32" style:family="paragraph" style:parent-style-name="Table_20_Contents">
      <style:paragraph-properties fo:text-align="start" style:justify-single-word="false"/>
      <style:text-properties officeooo:rsid="0128fba8" officeooo:paragraph-rsid="0128fba8"/>
    </style:style>
    <style:style style:name="P33" style:family="paragraph" style:parent-style-name="Table_20_Contents">
      <style:paragraph-properties fo:text-align="start" style:justify-single-word="false"/>
      <style:text-properties officeooo:rsid="012cabbb" officeooo:paragraph-rsid="012cabbb"/>
    </style:style>
    <style:style style:name="P34" style:family="paragraph" style:parent-style-name="Table_20_Contents">
      <style:paragraph-properties fo:text-align="start" style:justify-single-word="false"/>
      <style:text-properties officeooo:rsid="012e7a19" officeooo:paragraph-rsid="012e7a19"/>
    </style:style>
    <style:style style:name="P35" style:family="paragraph" style:parent-style-name="Table_20_Contents">
      <style:paragraph-properties fo:text-align="start" style:justify-single-word="false"/>
      <style:text-properties officeooo:rsid="012ff68c" officeooo:paragraph-rsid="012ff68c"/>
    </style:style>
    <style:style style:name="P36" style:family="paragraph" style:parent-style-name="Table_20_Contents">
      <style:paragraph-properties fo:text-align="start" style:justify-single-word="false"/>
      <style:text-properties officeooo:rsid="0131184f" officeooo:paragraph-rsid="0131184f"/>
    </style:style>
    <style:style style:name="P37" style:family="paragraph" style:parent-style-name="Table_20_Contents">
      <style:paragraph-properties fo:text-align="start" style:justify-single-word="false"/>
      <style:text-properties officeooo:rsid="0131184f" officeooo:paragraph-rsid="01319e53"/>
    </style:style>
    <style:style style:name="P38" style:family="paragraph" style:parent-style-name="Text_20_body">
      <style:text-properties officeooo:rsid="01377ac8" officeooo:paragraph-rsid="01377ac8"/>
    </style:style>
    <style:style style:name="P39" style:family="paragraph" style:parent-style-name="Text_20_body">
      <style:text-properties officeooo:paragraph-rsid="01350463"/>
    </style:style>
    <style:style style:name="P40" style:family="paragraph" style:parent-style-name="Text_20_body">
      <style:text-properties officeooo:rsid="013a844e" officeooo:paragraph-rsid="013a844e"/>
    </style:style>
    <style:style style:name="P41" style:family="paragraph" style:parent-style-name="Table_20_Contents">
      <style:paragraph-properties fo:text-align="start" style:justify-single-word="false"/>
      <style:text-properties officeooo:rsid="013a844e" officeooo:paragraph-rsid="013e6ecb"/>
    </style:style>
    <style:style style:name="P42" style:family="paragraph" style:parent-style-name="Text_20_body">
      <style:text-properties officeooo:rsid="013e6ecb" officeooo:paragraph-rsid="013e6ecb"/>
    </style:style>
    <style:style style:name="P43" style:family="paragraph" style:parent-style-name="Table_20_Contents">
      <style:paragraph-properties fo:text-align="start" style:justify-single-word="false"/>
      <style:text-properties officeooo:rsid="013e6ecb" officeooo:paragraph-rsid="013e6ecb"/>
    </style:style>
    <style:style style:name="P44" style:family="paragraph" style:parent-style-name="Text_20_body">
      <style:text-properties officeooo:rsid="013f7a8b" officeooo:paragraph-rsid="013f7a8b"/>
    </style:style>
    <style:style style:name="P45" style:family="paragraph" style:parent-style-name="Table_20_Contents">
      <style:paragraph-properties fo:text-align="start" style:justify-single-word="false"/>
      <style:text-properties officeooo:rsid="013f7a8b" officeooo:paragraph-rsid="013f7a8b"/>
    </style:style>
    <style:style style:name="P46" style:family="paragraph" style:parent-style-name="Table_20_Contents">
      <style:paragraph-properties fo:text-align="start" style:justify-single-word="false"/>
      <style:text-properties officeooo:rsid="013f7a8b" officeooo:paragraph-rsid="0140947f"/>
    </style:style>
    <style:style style:name="P47" style:family="paragraph" style:parent-style-name="Text_20_body">
      <style:text-properties officeooo:rsid="0140947f" officeooo:paragraph-rsid="0140947f"/>
    </style:style>
    <style:style style:name="P48" style:family="paragraph" style:parent-style-name="Table_20_Contents">
      <style:paragraph-properties fo:text-align="start" style:justify-single-word="false"/>
      <style:text-properties officeooo:rsid="0140947f" officeooo:paragraph-rsid="0140947f"/>
    </style:style>
    <style:style style:name="P49" style:family="paragraph" style:parent-style-name="Table_20_Contents">
      <style:paragraph-properties fo:text-align="start" style:justify-single-word="false"/>
      <style:text-properties style:text-position="0% 100%" officeooo:rsid="013e6ecb" officeooo:paragraph-rsid="013e6ecb"/>
    </style:style>
    <style:style style:name="P50" style:family="paragraph" style:parent-style-name="Table_20_Contents">
      <style:paragraph-properties fo:text-align="start" style:justify-single-word="false"/>
      <style:text-properties officeooo:rsid="01426747" officeooo:paragraph-rsid="01426747"/>
    </style:style>
    <style:style style:name="P51" style:family="paragraph" style:parent-style-name="Table_20_Contents">
      <style:paragraph-properties fo:text-align="start" style:justify-single-word="false"/>
      <style:text-properties officeooo:rsid="014631db" officeooo:paragraph-rsid="014631db"/>
    </style:style>
    <style:style style:name="P52" style:family="paragraph" style:parent-style-name="Text_20_body">
      <style:text-properties officeooo:rsid="01384c07" officeooo:paragraph-rsid="01384c07"/>
    </style:style>
    <style:style style:name="P53" style:family="paragraph" style:parent-style-name="Text_20_body">
      <style:text-properties officeooo:rsid="01384c07" officeooo:paragraph-rsid="013e6ecb"/>
    </style:style>
    <style:style style:name="P54" style:family="paragraph" style:parent-style-name="Text_20_body">
      <style:text-properties officeooo:rsid="0137b655" officeooo:paragraph-rsid="0137b655"/>
    </style:style>
    <style:style style:name="P55" style:family="paragraph" style:parent-style-name="Text_20_body">
      <style:text-properties officeooo:rsid="014540bb" officeooo:paragraph-rsid="014540bb"/>
    </style:style>
    <style:style style:name="P56" style:family="paragraph" style:parent-style-name="Heading_20_1">
      <style:paragraph-properties fo:margin-left="0in" fo:margin-right="0in" fo:text-indent="0in" style:auto-text-indent="false"/>
      <style:text-properties officeooo:paragraph-rsid="00c2c0ce"/>
    </style:style>
    <style:style style:name="P57" style:family="paragraph" style:parent-style-name="Heading_20_1">
      <style:text-properties officeooo:rsid="01350463" officeooo:paragraph-rsid="01350463"/>
    </style:style>
    <style:style style:name="P58" style:family="paragraph" style:parent-style-name="Heading_20_2">
      <style:text-properties officeooo:rsid="01335687" officeooo:paragraph-rsid="01335687"/>
    </style:style>
    <style:style style:name="P59" style:family="paragraph" style:parent-style-name="Heading_20_2">
      <style:text-properties officeooo:rsid="013e6ecb" officeooo:paragraph-rsid="013e6ecb"/>
    </style:style>
    <style:style style:name="P60" style:family="paragraph" style:parent-style-name="Heading_20_2">
      <style:text-properties officeooo:rsid="01377ac8" officeooo:paragraph-rsid="01377ac8"/>
    </style:style>
    <style:style style:name="P61" style:family="paragraph" style:parent-style-name="Heading_20_2">
      <style:text-properties officeooo:rsid="013f7a8b" officeooo:paragraph-rsid="013f7a8b"/>
    </style:style>
    <style:style style:name="P62" style:family="paragraph" style:parent-style-name="Heading_20_2">
      <style:text-properties officeooo:rsid="0140947f" officeooo:paragraph-rsid="0140947f"/>
    </style:style>
    <style:style style:name="T1" style:family="text">
      <style:text-properties fo:font-size="12pt" fo:font-weight="bold" officeooo:rsid="01057fde" style:font-size-asian="10.5pt"/>
    </style:style>
    <style:style style:name="T2" style:family="text">
      <style:text-properties fo:font-size="12pt" fo:font-weight="bold" officeooo:rsid="010124a3" style:font-size-asian="10.5pt"/>
    </style:style>
    <style:style style:name="T3" style:family="text">
      <style:text-properties fo:font-size="12pt" fo:font-weight="bold" officeooo:rsid="014794a7" style:font-size-asian="10.5pt"/>
    </style:style>
    <style:style style:name="T4" style:family="text">
      <style:text-properties fo:font-size="12pt" fo:font-weight="bold" officeooo:rsid="011cec09" style:font-name-asian="Liberation Sans1" style:font-size-asian="10.5pt" style:font-name-complex="Liberation Sans1"/>
    </style:style>
    <style:style style:name="T5" style:family="text">
      <style:text-properties officeooo:rsid="0050f0df"/>
    </style:style>
    <style:style style:name="T6" style:family="text">
      <style:text-properties officeooo:rsid="00b1e0fa" style:font-name-asian="Liberation Sans1" style:font-name-complex="Liberation Sans1"/>
    </style:style>
    <style:style style:name="T7" style:family="text">
      <style:text-properties officeooo:rsid="010563d1"/>
    </style:style>
    <style:style style:name="T8" style:family="text">
      <style:text-properties officeooo:rsid="0050f0df" style:font-name-asian="Liberation Serif" style:font-name-complex="Liberation Serif"/>
    </style:style>
    <style:style style:name="T9" style:family="text">
      <style:text-properties officeooo:rsid="0050f0df" style:font-name-asian="Arial Unicode MS" style:font-name-complex="Arial Unicode MS"/>
    </style:style>
    <style:style style:name="T10" style:family="text">
      <style:text-properties officeooo:rsid="007e5b1a" style:font-name-asian="Arial Unicode MS" style:font-name-complex="Arial Unicode MS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11e8b92" style:font-style-asian="normal" style:font-style-complex="normal"/>
    </style:style>
    <style:style style:name="T13" style:family="text">
      <style:text-properties fo:font-style="normal" officeooo:rsid="0126e46c" style:font-style-asian="normal" style:font-style-complex="normal"/>
    </style:style>
    <style:style style:name="T14" style:family="text">
      <style:text-properties fo:font-style="normal" officeooo:rsid="0128fba8" style:font-style-asian="normal" style:font-style-complex="normal"/>
    </style:style>
    <style:style style:name="T15" style:family="text">
      <style:text-properties fo:font-style="normal" officeooo:rsid="012a820b" style:font-style-asian="normal" style:font-style-complex="normal"/>
    </style:style>
    <style:style style:name="T16" style:family="text">
      <style:text-properties fo:font-style="normal" officeooo:rsid="012c4f46" style:font-style-asian="normal" style:font-style-complex="normal"/>
    </style:style>
    <style:style style:name="T17" style:family="text">
      <style:text-properties officeooo:rsid="0034b76e"/>
    </style:style>
    <style:style style:name="T18" style:family="text">
      <style:text-properties officeooo:rsid="00212dd0"/>
    </style:style>
    <style:style style:name="T19" style:family="text">
      <style:text-properties officeooo:rsid="007dcbfd"/>
    </style:style>
    <style:style style:name="T20" style:family="text">
      <style:text-properties officeooo:rsid="010c596f"/>
    </style:style>
    <style:style style:name="T21" style:family="text">
      <style:text-properties officeooo:rsid="01190983"/>
    </style:style>
    <style:style style:name="T22" style:family="text">
      <style:text-properties officeooo:rsid="011a2bfa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11e8b92"/>
    </style:style>
    <style:style style:name="T25" style:family="text">
      <style:text-properties officeooo:rsid="01262537"/>
    </style:style>
    <style:style style:name="T26" style:family="text">
      <style:text-properties officeooo:rsid="0128fba8"/>
    </style:style>
    <style:style style:name="T27" style:family="text">
      <style:text-properties officeooo:rsid="012a820b"/>
    </style:style>
    <style:style style:name="T28" style:family="text">
      <style:text-properties officeooo:rsid="012ff68c"/>
    </style:style>
    <style:style style:name="T29" style:family="text">
      <style:text-properties officeooo:rsid="01335687"/>
    </style:style>
    <style:style style:name="T30" style:family="text">
      <style:text-properties style:text-position="super 58%"/>
    </style:style>
    <style:style style:name="T31" style:family="text">
      <style:text-properties style:text-position="super 58%" fo:font-weight="normal" style:font-weight-asian="normal" style:font-weight-complex="normal"/>
    </style:style>
    <style:style style:name="T32" style:family="text">
      <style:text-properties style:text-position="super 58%" fo:font-weight="normal" officeooo:rsid="0135dcd3" style:font-weight-asian="normal" style:font-weight-complex="normal"/>
    </style:style>
    <style:style style:name="T33" style:family="text">
      <style:text-properties fo:font-weight="normal" officeooo:rsid="01335687" style:font-weight-asian="normal" style:font-weight-complex="normal"/>
    </style:style>
    <style:style style:name="T34" style:family="text">
      <style:text-properties fo:font-weight="normal" officeooo:rsid="013e6ecb" style:font-weight-asian="normal" style:font-weight-complex="normal"/>
    </style:style>
    <style:style style:name="T35" style:family="text">
      <style:text-properties style:text-position="0% 100%"/>
    </style:style>
    <style:style style:name="T36" style:family="text">
      <style:text-properties style:text-position="0% 100%" fo:font-weight="normal" officeooo:rsid="01335687" style:font-weight-asian="normal" style:font-weight-complex="normal"/>
    </style:style>
    <style:style style:name="T37" style:family="text">
      <style:text-properties officeooo:rsid="01377ac8"/>
    </style:style>
    <style:style style:name="T38" style:family="text">
      <style:text-properties officeooo:rsid="01384c07"/>
    </style:style>
    <style:style style:name="T39" style:family="text">
      <style:text-properties officeooo:rsid="0139f8cf"/>
    </style:style>
    <style:style style:name="T40" style:family="text">
      <style:text-properties officeooo:rsid="013e6ecb"/>
    </style:style>
    <style:style style:name="T41" style:family="text">
      <style:text-properties officeooo:rsid="0140947f"/>
    </style:style>
    <style:style style:name="T42" style:family="text">
      <style:text-properties officeooo:rsid="01444e3e"/>
    </style:style>
    <style:style style:name="T43" style:family="text">
      <style:text-properties officeooo:rsid="014540bb"/>
    </style:style>
    <style:style style:name="T44" style:family="text">
      <style:text-properties officeooo:rsid="01478f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6" text:outline-level="1" text:is-list-header="true"><text:span text:style-name="T17">Tentative </text:span><text:span text:style-name="T19">Schedule</text:span></text:h>
      <text:p text:style-name="P13">Note: The lab<text:span text:style-name="T18">s</text:span> actually done may differ from this list <text:span text:style-name="T17">due to equipment malfunction, new labs being added to the curriculum, or other contingencies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3">Date</text:p>
          </table:table-cell>
          <table:table-cell table:style-name="Table5.A1" office:value-type="string">
            <text:p text:style-name="P3">Topic</text:p>
          </table:table-cell>
          <table:table-cell table:style-name="Table5.A1" office:value-type="string">
            <text:p text:style-name="P3">Lab</text:p>
          </table:table-cell>
          <table:table-cell table:style-name="Table5.A1" office:value-type="string">
            <text:p text:style-name="P21">Activities</text:p>
          </table:table-cell>
        </table:table-row>
        <table:table-row>
          <table:table-cell table:style-name="Table5.A1" office:value-type="string">
            <text:p text:style-name="P4">8/2<text:span text:style-name="T21">7</text:span></text:p>
          </table:table-cell>
          <table:table-cell table:style-name="Table5.A1" office:value-type="string">
            <text:p text:style-name="P5"><text:span text:style-name="T20">1 - </text:span>Introduction to the Pico W</text:p>
          </table:table-cell>
          <table:table-cell table:style-name="Table5.A1" office:value-type="string">
            <text:p text:style-name="P16">Getting Started, ch. 1 – <text:span text:style-name="T25">3</text:span></text:p>
            <text:p text:style-name="P9"/>
          </table:table-cell>
          <table:table-cell table:style-name="Table5.A1" office:value-type="string">
            <text:p text:style-name="P19">Solder PicoW pins</text:p>
            <text:p text:style-name="P19">Install latest version of micropython on PicoW</text:p>
            <text:p text:style-name="P19">Install Thonny</text:p>
            <text:p text:style-name="P19">First programs. <text:span text:style-name="T26">Page in parenthses.</text:span></text:p>
            <text:p text:style-name="P20">Challenge: <text:span text:style-name="T23">Loop the Loop</text:span><text:span text:style-name="T13"> </text:span><text:span text:style-name="T14">(29)</text:span><text:span text:style-name="T11">.</text:span></text:p>
            <text:p text:style-name="P20"><text:span text:style-name="T11">Challenge: </text:span><text:span text:style-name="T14">Higher or lower</text:span><text:span text:style-name="T13"> </text:span><text:span text:style-name="T14">(32)</text:span><text:span text:style-name="T12">.</text:span></text:p>
            <text:p text:style-name="P23"><text:span text:style-name="T12">C</text:span><text:span text:style-name="T11">hallenge: </text:span><text:span text:style-name="T23">Complex Numbers</text:span><text:span text:style-name="T11"> </text:span><text:span text:style-name="T15">(hand out)</text:span><text:span text:style-name="T11">.</text:span></text:p>
            <text:p text:style-name="P23"><text:span text:style-name="T11">Challenge: </text:span><text:span text:style-name="T23">Color code resistors</text:span><text:span text:style-name="T13"> </text:span><text:span text:style-name="T14">(</text:span><text:span text:style-name="T15">43</text:span><text:span text:style-name="T14">)</text:span><text:span text:style-name="T11">.</text:span></text:p>
          </table:table-cell>
        </table:table-row>
        <table:table-row>
          <table:table-cell table:style-name="Table5.A1" office:value-type="string">
            <text:p text:style-name="P10">9/<text:span text:style-name="T21">3</text:span></text:p>
          </table:table-cell>
          <table:table-cell table:style-name="Table5.A1" office:value-type="string">
            <text:p text:style-name="P14">2 – <text:span text:style-name="T24">Physical Computing</text:span></text:p>
          </table:table-cell>
          <table:table-cell table:style-name="Table5.A1" office:value-type="string">
            <text:p text:style-name="P22"><text:span text:style-name="T22">Getting Started</text:span>, ch. 4 – <text:span text:style-name="T25">6 </text:span></text:p>
            <text:p text:style-name="P24">Pin functions, resistors.</text:p>
            <text:p text:style-name="P24">Modules and imports.</text:p>
            <text:p text:style-name="P32">Threads.</text:p>
            <text:p text:style-name="P32">IRQ’s</text:p>
          </table:table-cell>
          <table:table-cell table:style-name="Table5.A1" office:value-type="string">
            <text:p text:style-name="P25">Challenge: <text:span text:style-name="T23">Longer &amp; Shorter Light Ups</text:span><text:span text:style-name="T13"> </text:span><text:span text:style-name="T14">(</text:span><text:span text:style-name="T15">4</text:span><text:span text:style-name="T14">9)</text:span>.</text:p>
            <text:p text:style-name="P25">Challenge: <text:span text:style-name="T23">Multiple LED’s</text:span><text:span text:style-name="T13"> </text:span><text:span text:style-name="T14">(</text:span><text:span text:style-name="T15">53</text:span><text:span text:style-name="T14">)</text:span>.</text:p>
            <text:p text:style-name="P26">Challenge: <text:span text:style-name="T23">Buttons and LED’s</text:span><text:span text:style-name="T13"> </text:span><text:span text:style-name="T14">(</text:span><text:span text:style-name="T15">57</text:span><text:span text:style-name="T14">)</text:span>.</text:p>
            <text:p text:style-name="P28">Challenge: <text:span text:style-name="T23">Improve with Second Button</text:span><text:span text:style-name="T11"> </text:span><text:span text:style-name="T14">(</text:span><text:span text:style-name="T15">66</text:span><text:span text:style-name="T14">)</text:span>.</text:p>
            <text:p text:style-name="P29">Challenge: <text:span text:style-name="T23">Timings</text:span> <text:span text:style-name="T26">(</text:span><text:span text:style-name="T27">74</text:span><text:span text:style-name="T26">)</text:span>. Print reaction time.</text:p>
            <text:p text:style-name="P30">Challenge: <text:span text:style-name="T23">Timings</text:span> (79). Print time.</text:p>
          </table:table-cell>
        </table:table-row>
        <table:table-row>
          <table:table-cell table:style-name="Table5.A1" office:value-type="string">
            <text:p text:style-name="P11">9/<text:span text:style-name="T21">10</text:span></text:p>
          </table:table-cell>
          <table:table-cell table:style-name="Table5.A1" office:value-type="string">
            <text:p text:style-name="P14">3- PicoW Interfaces</text:p>
          </table:table-cell>
          <table:table-cell table:style-name="Table5.A1" office:value-type="string">
            <text:p text:style-name="P17">Getting Started, <text:span text:style-name="T25">ch. 7 – 9 </text:span></text:p>
            <text:p text:style-name="P27">IRQ’s.</text:p>
            <text:p text:style-name="P33">ADC, hex.</text:p>
            <text:p text:style-name="P34">File storage.</text:p>
          </table:table-cell>
          <table:table-cell table:style-name="Table5.A1" office:value-type="string">
            <text:p text:style-name="P32"><text:span text:style-name="T11">Challenge: </text:span><text:span text:style-name="T23">Customization</text:span><text:span text:style-name="T11">. </text:span><text:span text:style-name="T16">Add second alarm and print which one</text:span><text:span text:style-name="T11">.</text:span></text:p>
            <text:p text:style-name="P33"><text:span text:style-name="T11">Challenge: </text:span><text:span text:style-name="T23">Customization</text:span><text:span text:style-name="T11">. Add light sensor.</text:span></text:p>
            <text:p text:style-name="P31">Challenge: Stop program if no more storage.</text:p>
          </table:table-cell>
        </table:table-row>
        <table:table-row>
          <table:table-cell table:style-name="Table5.A1" office:value-type="string">
            <text:p text:style-name="P11">9/1<text:span text:style-name="T21">7</text:span></text:p>
          </table:table-cell>
          <table:table-cell table:style-name="Table5.A1" office:value-type="string">
            <text:p text:style-name="P12"><text:span text:style-name="T21">4</text:span> – a </text:p>
          </table:table-cell>
          <table:table-cell table:style-name="Table5.A1" office:value-type="string">
            <text:p text:style-name="P18">Getting Started, <text:span text:style-name="T25">ch. </text:span><text:span text:style-name="T28">10, Appendix C.</text:span></text:p>
            <text:p text:style-name="P35">Communication: I2C, SPI.</text:p>
            <text:p text:style-name="P35">Communication: Programmable IO</text:p>
            <text:p text:style-name="P35">Using WiFi.</text:p>
          </table:table-cell>
          <table:table-cell table:style-name="Table5.A1" office:value-type="string">
            <text:p text:style-name="P37">Challenge: display and log temperature and light.</text:p>
            <text:p text:style-name="P37">Challenge: Make a moving light pattern.</text:p>
            <text:p text:style-name="P36"/>
          </table:table-cell>
        </table:table-row>
        <table:table-row>
          <table:table-cell table:style-name="Table5.A1" office:value-type="string">
            <text:p text:style-name="P11">9/2<text:span text:style-name="T21">4</text:span></text:p>
          </table:table-cell>
          <table:table-cell table:style-name="Table5.A1" office:value-type="string">
            <text:p text:style-name="P12"><text:span text:style-name="T21">5</text:span> – a </text:p>
          </table:table-cell>
          <table:table-cell table:style-name="Table5.A1" office:value-type="string">
            <text:p text:style-name="P43"><text:span text:style-name="T29">Capacito</text:span><text:span text:style-name="T38">rs</text:span><text:span text:style-name="Strong_20_Emphasis"><text:span text:style-name="T31">*</text:span></text:span></text:p>
          </table:table-cell>
          <table:table-cell table:style-name="Table5.A1" office:value-type="string">
            <text:p text:style-name="P8"><text:span text:style-name="Strong_20_Emphasis"><text:span text:style-name="T33">(</text:span></text:span><text:span text:style-name="Strong_20_Emphasis"><text:span text:style-name="T34">Labs &amp; p</text:span></text:span><text:span text:style-name="Strong_20_Emphasis"><text:span text:style-name="T33">rojects marked </text:span></text:span><text:span text:style-name="Strong_20_Emphasis"><text:span text:style-name="T32">*</text:span></text:span><text:span text:style-name="Strong_20_Emphasis"><text:span text:style-name="T36"> have an outline below.)</text:span></text:span></text:p>
          </table:table-cell>
        </table:table-row>
        <table:table-row>
          <table:table-cell table:style-name="Table5.A1" office:value-type="string">
            <text:p text:style-name="P15">10/1</text:p>
          </table:table-cell>
          <table:table-cell table:style-name="Table5.A1" office:value-type="string">
            <text:p text:style-name="P12"><text:span text:style-name="T44">6</text:span> – <text:span text:style-name="T40">b</text:span></text:p>
          </table:table-cell>
          <table:table-cell table:style-name="Table5.A1" office:value-type="string">
            <text:p text:style-name="P43">Project Function Generator<text:span text:style-name="T30">*</text:span><text:span text:style-name="T35"> </text:span></text:p>
          </table:table-cell>
          <table:table-cell table:style-name="Table5.A1" office:value-type="string">
            <text:p text:style-name="P49">Solder and program Pico W high-speed DAC as an arbitrary waveform generator.</text:p>
          </table:table-cell>
        </table:table-row>
        <table:table-row>
          <table:table-cell table:style-name="Table5.A1" office:value-type="string">
            <text:p text:style-name="P11">10/<text:span text:style-name="T21">8</text:span></text:p>
          </table:table-cell>
          <table:table-cell table:style-name="Table5.A1" office:value-type="string">
            <text:p text:style-name="P12"><text:span text:style-name="T21">7</text:span> – a </text:p>
          </table:table-cell>
          <table:table-cell table:style-name="Table5.A1" office:value-type="string">
            <text:p text:style-name="P43">RC Filters</text:p>
          </table:table-cell>
          <table:table-cell table:style-name="Table5.A1" office:value-type="string">
            <text:p text:style-name="P43">Build single pole RC high- and low pass filters. Measure and characterize them with the Function Generator.</text:p>
          </table:table-cell>
        </table:table-row>
        <table:table-row>
          <table:table-cell table:style-name="Table5.A1" office:value-type="string">
            <text:p text:style-name="P11">10/1<text:span text:style-name="T21">5</text:span></text:p>
          </table:table-cell>
          <table:table-cell table:style-name="Table5.A1" office:value-type="string">
            <text:p text:style-name="P12"><text:span text:style-name="T21">8</text:span> – a </text:p>
          </table:table-cell>
          <table:table-cell table:style-name="Table5.A1" office:value-type="string">
            <text:p text:style-name="P41">Diode and LED’s.</text:p>
          </table:table-cell>
          <table:table-cell table:style-name="Table5.A1" office:value-type="string">
            <text:p text:style-name="P43">Use the Function Generator as a low speed DAC to measure I-V curves of resistors, and diodes. Measure turn-on voltage of visible LED’s. </text:p>
            <text:p text:style-name="P45">Program addressable LED strips.</text:p>
          </table:table-cell>
        </table:table-row>
        <table:table-row>
          <table:table-cell table:style-name="Table5.A1" office:value-type="string">
            <text:p text:style-name="P11">10/2<text:span text:style-name="T21">2</text:span></text:p>
          </table:table-cell>
          <table:table-cell table:style-name="Table5.A1" office:value-type="string">
            <text:p text:style-name="P12"><text:span text:style-name="T21">9</text:span> – a </text:p>
          </table:table-cell>
          <table:table-cell table:style-name="Table5.A1" office:value-type="string">
            <text:p text:style-name="P45">Op Amps</text:p>
          </table:table-cell>
          <table:table-cell table:style-name="Table5.A1" office:value-type="string">
            <text:p text:style-name="P51">Large gain circuit and transimpedance photodiode amplifier.</text:p>
          </table:table-cell>
        </table:table-row>
        <text:soft-page-break/>
        <table:table-row>
          <table:table-cell table:style-name="Table5.A1" office:value-type="string">
            <text:p text:style-name="P11">10/2<text:span text:style-name="T21">9</text:span></text:p>
          </table:table-cell>
          <table:table-cell table:style-name="Table5.A1" office:value-type="string">
            <text:p text:style-name="P12"><text:span text:style-name="T21">10</text:span> – a </text:p>
          </table:table-cell>
          <table:table-cell table:style-name="Table5.A1" office:value-type="string">
            <text:p text:style-name="P45">Stepper Motors</text:p>
          </table:table-cell>
          <table:table-cell table:style-name="Table5.A1" office:value-type="string">
            <text:p text:style-name="P45">Use Pico W with motor driver boards to move a linear stage driven by stepper motors. <text:span text:style-name="T41">Work on Crane Operator’s Trick.</text:span></text:p>
          </table:table-cell>
        </table:table-row>
        <table:table-row>
          <table:table-cell table:style-name="Table5.A1" office:value-type="string">
            <text:p text:style-name="P11">11/<text:span text:style-name="T21">5</text:span></text:p>
          </table:table-cell>
          <table:table-cell table:style-name="Table5.A1" office:value-type="string">
            <text:p text:style-name="P12">1<text:span text:style-name="T21">1</text:span> – a </text:p>
          </table:table-cell>
          <table:table-cell table:style-name="Table5.A1" office:value-type="string">
            <text:p text:style-name="P45">Project: Pendulum</text:p>
          </table:table-cell>
          <table:table-cell table:style-name="Table5.A1" office:value-type="string">
            <text:p text:style-name="P48">Add a second Pico W with IMU to pendulum bar, powered by a battery.</text:p>
            <text:p text:style-name="P48">Program Pico W’s to communicate, moving to stationary.</text:p>
            <text:p text:style-name="P48">Test. Measure small amplitude period and damping.</text:p>
          </table:table-cell>
        </table:table-row>
        <table:table-row>
          <table:table-cell table:style-name="Table5.A1" office:value-type="string">
            <text:p text:style-name="P11">11/1<text:span text:style-name="T21">2</text:span></text:p>
          </table:table-cell>
          <table:table-cell table:style-name="Table5.A1" office:value-type="string">
            <text:p text:style-name="P12">1<text:span text:style-name="T21">2</text:span> – a </text:p>
          </table:table-cell>
          <table:table-cell table:style-name="Table5.A1" office:value-type="string">
            <text:p text:style-name="P46">Project: Pendulum</text:p>
          </table:table-cell>
          <table:table-cell table:style-name="Table5.A1" office:value-type="string">
            <text:p text:style-name="P48">Add stepper motor driver that moves pivot with amplitude and frequency.</text:p>
            <text:p text:style-name="P48">Demonstrate <text:span text:style-name="T23">over the top</text:span><text:span text:style-name="T11"> and challenge.</text:span></text:p>
          </table:table-cell>
        </table:table-row>
        <table:table-row>
          <table:table-cell table:style-name="Table5.A1" office:value-type="string">
            <text:p text:style-name="P11">11/1<text:span text:style-name="T21">9</text:span></text:p>
          </table:table-cell>
          <table:table-cell table:style-name="Table5.A1" office:value-type="string">
            <text:p text:style-name="P12">1<text:span text:style-name="T21">3</text:span> – a 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48">Measure large amplitude period versus amplitude.</text:p>
          </table:table-cell>
        </table:table-row>
        <table:table-row>
          <table:table-cell table:style-name="Table5.A1" office:value-type="string">
            <text:p text:style-name="P11">12/<text:span text:style-name="T21">3</text:span></text:p>
          </table:table-cell>
          <table:table-cell table:style-name="Table5.A1" office:value-type="string">
            <text:p text:style-name="P12">1<text:span text:style-name="T21">4</text:span> – a 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48">Try to find period 2 motion.</text:p>
          </table:table-cell>
        </table:table-row>
        <table:table-row>
          <table:table-cell table:style-name="Table5.A1" office:value-type="string">
            <text:p text:style-name="P11">Final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50">Presentations and final paper.</text:p>
          </table:table-cell>
        </table:table-row>
      </table:table>
      <text:p text:style-name="P13"/>
      <text:h text:style-name="P57" text:outline-level="1"><text:span text:style-name="T40">Lab and </text:span>Project <text:span text:style-name="T40">Notes</text:span></text:h>
      <text:p text:style-name="P39"/>
      <text:h text:style-name="P58" text:outline-level="2">Capacitor<text:span text:style-name="T38">s</text:span></text:h>
      <text:p text:style-name="P52">Use a capacitor to make an oscillator. The picoW turns on a digital output to charge a capacitor through an RC circuit. When it reached 2/3 Vcc, it turns off, when it reached 1/3 Vcc, it turns back on. The goals are to <text:span text:style-name="T40">build and </text:span>model this device, measure it, and make a timer with a given period.</text:p>
      <text:h text:style-name="P59" text:outline-level="2">Project Function Generator</text:h>
      <text:p text:style-name="P53"><text:span text:style-name="T37">Basic idea is to use </text:span>the picoW<text:span text:style-name="T37"> digital </text:span><text:span text:style-name="T40">outputs to drive an R-2R DAC. Once this is characterized, it can be programmed using </text:span><text:span text:style-name="Teletype"><text:span text:style-name="T40">pio</text:span></text:span><text:span text:style-name="T40"> and </text:span><text:span text:style-name="Teletype"><text:span text:style-name="T40">dma</text:span></text:span><text:span text:style-name="T40"> to make a very high speed arbitrary waveform generator. This programming is an advanced topic that will not be covered; they will just use the given python code.</text:span></text:p>
      <text:p text:style-name="P42">They will modify the program to make a sine wave with parameters of amplitude and frequency.</text:p>
      <text:h text:style-name="P59" text:outline-level="2">RC Filters</text:h>
      <text:p text:style-name="P53">(I2S) <text:span text:style-name="T37">to </text:span>create<text:span text:style-name="T37"> </text:span>a sine wave with an . This drives <text:span text:style-name="T37">an RC filter, and the ADC measure</text:span>s<text:span text:style-name="T37"> the output. </text:span>The goal is to measure the RC filter’s amplitude response versus frequency. Do both a high- and low-pass RC filter.</text:p>
      <text:h text:style-name="P60" text:outline-level="2">Diodes <text:span text:style-name="T38">&amp; LED’s</text:span></text:h>
      <text:p text:style-name="P38">Use PicoW + DAC to measure transfer curve of a diode. Fit to exponential. <text:span text:style-name="T39">Repeat with red, green, and blue LEDs.</text:span></text:p>
      <text:p text:style-name="P40">Digitally control modern LED strips. Program different patterns.</text:p>
      <text:h text:style-name="P60" text:outline-level="2">Op Amps</text:h>
      <text:p text:style-name="P54">Use low voltage dual op amps. One op amp makes a virtual ground. The second is available for circuits.</text:p>
      <text:p text:style-name="P44">Make a high gain amplifier and demonstrate.</text:p>
      <text:p text:style-name="P44">Make a transimpedance amplifier that is an interface with a sensitive photodiode.</text:p>
      <text:h text:style-name="P61" text:outline-level="2"><text:soft-page-break/>Stepper Motors</text:h>
      <text:p text:style-name="P44">Use a motor driver breakout board to drive a stepper motor that moves a linear stage.</text:p>
      <text:p text:style-name="P44">Work on crane translation problem.</text:p>
      <text:p text:style-name="P44">First potentiometer control of pendulum position.</text:p>
      <text:p text:style-name="P44">Challenge: Move pendulum so no initial o<text:span text:style-name="T41">r</text:span> final transients.</text:p>
      <text:p text:style-name="P47">See Am. J. Phys. 90, 169–176 (2022).</text:p>
      <text:h text:style-name="P62" text:outline-level="2">Project: Rigid Pendulum</text:h>
      <text:p text:style-name="P55">This is a multi-week project that involves more instrumentation, and more advanced analysis and simulation.</text:p>
      <text:h text:style-name="Heading_20_3" text:outline-level="3"><text:span text:style-name="T42">1. </text:span>Add stepper motor driver that moves pivot with amplitude and frequency.</text:h>
      <text:p text:style-name="P55">Record pendulum amplitude vs. drive frequency. Try to keep angle small. Look for phase change while going through resonance.</text:p>
      <text:h text:style-name="Heading_20_3" text:outline-level="3"><text:span text:style-name="T43">2. </text:span>Demonstrate over the top and challenge.</text:h>
      <text:p text:style-name="P55">Challenge students to program stepper to start from stationary and end with pendulum in continuous <text:span text:style-name="T23">over the top</text:span><text:span text:style-name="T11"> motion.</text:span></text:p>
      <text:h text:style-name="Heading_20_3" text:outline-level="3"><text:span text:style-name="T43">3. </text:span>Measure large amplitude period versus amplitude.</text:h>
      <text:p text:style-name="Text_20_body"/>
      <text:h text:style-name="Heading_20_3" text:outline-level="3"><text:span text:style-name="T43">4. </text:span>Try to find period 2 motion.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Rounded MT Bold" svg:font-family="'Arial Rounded MT Bold'" style:font-adornments="Regular" style:font-pitch="variable"/>
    <style:font-face style:name="Arial Unicode MS" svg:font-family="'Arial Unicode MS'" style:font-family-generic="system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fo:hyphenation-ladder-count="no-limit" style:page-number="auto"/>
      <style:text-properties style:font-name="Liberation Serif2" fo:font-family="'Liberation Serif'" style:font-style-name="Regular" style:font-family-generic="roman" style:font-pitch="variable" fo:font-size="11pt" style:font-size-asian="10.5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left="0.3in" fo:margin-right="0in" fo:margin-top="0.0402in" fo:margin-bottom="0.0201in" style:contextual-spacing="false" fo:text-indent="-0.3in" style:auto-text-indent="false" fo:keep-with-next="always">
        <style:tab-stops/>
      </style:paragraph-properties>
      <style:text-properties style:font-name="Liberation Sans" fo:font-family="'Liberation Sans'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402in" style:contextual-spacing="false" fo:line-height="10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next-style-name="Text_20_body" style:class="html">
      <style:paragraph-properties fo:margin-left="0.6in" fo:margin-right="0.6in" fo:margin-top="0.0201in" fo:margin-bottom="0.0598in" style:contextual-spacing="false" fo:text-indent="0in" style:auto-text-indent="false"/>
      <style:text-properties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d5f5cf" draw:fill-image-width="0in" draw:fill-image-height="0in"/>
      <style:paragraph-properties fo:text-align="center" style:justify-single-word="false" fo:background-color="#d5f5cf" fo:padding="0.0201in" fo:border="0.99pt solid #00a65d" style:shadow="none" style:writing-mode="lr-tb"/>
      <style:text-properties fo:font-size="14pt" fo:font-weight="bold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aebd7" draw:fill-image-width="0in" draw:fill-image-height="0in"/>
      <style:paragraph-properties fo:margin-top="0.0799in" fo:margin-bottom="0.0402in" style:contextual-spacing="false" fo:background-color="#faebd7" fo:padding="0.0201in" fo:border="0.99pt solid #d2b48c" style:shadow="none" style:writing-mode="lr-tb">
        <style:tab-stops/>
      </style:paragraph-properties>
      <style:text-properties fo:font-variant="small-caps" fo:font-size="12pt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faebd7"/>
      <style:paragraph-properties fo:margin-top="0.0799in" fo:margin-bottom="0.0402in" style:contextual-spacing="false" fo:background-color="#faebd7" fo:padding="0.0201in" fo:border="0.99pt solid #d2b48c" style:shadow="none"/>
      <style:text-properties fo:font-size="11pt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solid" draw:fill-color="#faebd7"/>
      <style:paragraph-properties fo:margin-top="0.0799in" fo:margin-bottom="0.0402in" style:contextual-spacing="false" style:page-number="auto" fo:background-color="#faebd7" style:shadow="none"/>
      <style:text-properties style:use-window-font-color="true" loext:opacity="0%" fo:font-size="11pt" fo:font-style="italic" fo:font-weight="normal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entered" style:family="paragraph" style:parent-style-name="Text_20_body" style:next-style-name="Text_20_body">
      <style:paragraph-properties fo:margin-left="0.6in" fo:margin-right="0.6in" fo:text-align="center" style:justify-single-word="false" fo:text-indent="0in" style:auto-text-indent="false"/>
    </style:style>
    <style:style style:name="Table_20_Contents" style:display-name="Table Contents" style:family="paragraph" style:parent-style-name="Standard" style:class="extra"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style:font-name="Liberation Sans2" fo:font-family="'Liberation Sans'" style:font-style-name="Bold" style:font-family-generic="swiss" style:font-pitch="variable" fo:font-weight="bold" style:font-size-asian="10.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text-properties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Footer" style:family="paragraph" style:parent-style-name="Standard" style:class="extra">
      <style:text-properties style:font-name="Cambria" fo:font-family="Cambria" style:font-style-name="Regular" style:font-family-generic="roman" style:font-pitch="variable" fo:font-size="9pt" style:font-size-asian="10.5pt"/>
    </style:style>
    <style:style style:name="Safety" style:family="paragraph" style:parent-style-name="Quotations" style:next-style-name="Text_20_body">
      <loext:graphic-properties draw:fill="solid" draw:fill-color="#e0efd4"/>
      <style:paragraph-properties fo:text-align="center" style:justify-single-word="false" fo:background-color="#e0efd4" fo:padding="0.0201in" fo:border="2.01pt solid #95231f" style:shadow="none"/>
      <style:text-properties fo:color="#95231f" loext:opacity="100%" style:font-name="Arial Rounded MT Bold" fo:font-family="'Arial Rounded MT Bold'" style:font-style-name="Regular" style:font-pitch="variable" fo:font-size="11pt" fo:background-color="transparent" style:font-size-asian="10.5pt"/>
    </style:style>
    <style:style style:name="Illustration" style:family="paragraph" style:parent-style-name="Caption" style:class="extra" style:master-page-name="">
      <loext:graphic-properties draw:fill="none" draw:fill-color="#729fcf"/>
      <style:paragraph-properties fo:margin-top="0in" fo:margin-bottom="0.0402in" style:contextual-spacing="false" style:page-number="auto" fo:background-color="transparent" style:shadow="none">
        <style:tab-stops/>
      </style:paragraph-properties>
      <style:text-properties fo:font-size="10pt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3in" fo:margin-right="0.3in" fo:margin-top="0.0402in" fo:margin-bottom="0.0402in" style:contextual-spacing="false" fo:text-indent="0in" style:auto-text-indent="false"/>
      <style:text-properties fo:font-size="10pt" fo:background-color="transparent" style:font-size-asian="10.5pt"/>
    </style:style>
    <style:style style:name="Code" style:family="paragraph" style:parent-style-name="Quotations" style:master-page-name="">
      <loext:graphic-properties draw:fill="solid" draw:fill-color="#cfe7f5" draw:opacity="25%" draw:fill-image-width="0in" draw:fill-image-height="0in"/>
      <style:paragraph-properties fo:margin-left="0.3in" fo:margin-right="0.3in" fo:margin-top="0.0402in" fo:margin-bottom="0.0402in" style:contextual-spacing="true" fo:hyphenation-ladder-count="no-limit" fo:text-indent="0in" style:auto-text-indent="false" style:page-number="auto" fo:background-color="#cfe7f5" fo:padding="0.0201in" fo:border="0.99pt solid #000000" style:shadow="none">
        <style:tab-stops>
          <style:tab-stop style:position="0.6in"/>
          <style:tab-stop style:position="0.9in"/>
          <style:tab-stop style:position="1.5in"/>
        </style:tab-stops>
      </style:paragraph-properties>
      <style:text-properties style:font-name="Liberation Mono1" fo:font-family="'Liberation Mono'" style:font-style-name="Bold" style:font-family-generic="modern" style:font-pitch="fixed" fo:font-size="9pt" fo:font-weight="bold" fo:background-color="transparent" style:font-size-asian="10.5pt" fo:hyphenate="false" fo:hyphenation-remain-char-count="2" fo:hyphenation-push-char-count="2" loext:hyphenation-no-caps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fo:font-size="9pt" fo:font-weight="bold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font-name="Liberation Mono2" fo:font-family="'Liberation Mono'" style:font-style-name="Bold" style:font-family-generic="modern" style:font-pitch="variable" fo:font-size="9pt" fo:language="zxx" fo:country="none" style:text-underline-style="none" fo:font-weight="bold" style:font-size-asian="10.5pt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Internet_20_link">
      <style:text-properties fo:color="#0066cc" loext:opacity="100%" fo:language="zxx" fo:country="none" style:text-underline-style="none" style:font-size-asian="10.5pt" style:language-asian="zxx" style:country-asian="none" style:language-complex="zxx" style:country-complex="none"/>
    </style:style>
    <style:style style:name="Code" style:family="text" style:parent-style-name="Citation">
      <style:text-properties fo:color="#000000" loext:opacity="100%" style:font-name="Liberation Mono1" fo:font-family="'Liberation Mono'" style:font-style-name="Bold" style:font-family-generic="modern" style:font-pitch="fixed" fo:font-size="10.5pt" style:letter-kerning="false" fo:background-color="transparent" loext:padding="0.0201in" loext:border="none"/>
    </style:style>
    <style:style style:name="Citation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∘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OpenSymbol" style:font-style-name="Regular" style:font-charset="x-symbol"/>
      </text:list-level-style-bullet>
      <text:list-level-style-bullet text:level="3" text:style-name="Numbering_20_Symbols" loext:num-list-format="%3%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space" fo:text-indent="-0.3in" fo:margin-left="0.6in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3in" fo:margin-left="0.9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Checklist">
      <text:list-level-style-bullet text:level="1" text:style-name="Bullet_20_Symbols" loext:num-list-format="%1%" text:bullet-char="✓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'Lucida Grande'" style:font-style-name="Regular"/>
      </text:list-level-style-bullet>
      <text:list-level-style-bullet text:level="2" text:style-name="Bullet_20_Symbols" loext:num-list-format="%2%" text:bullet-char="✓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'Lucida Grande'" style:font-style-name="Regular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Box_20_List" style:display-name="Box List">
      <text:list-level-style-bullet text:level="1" text:style-name="Bullet_20_Symbols" loext:num-list-format="%1%" text:bullet-char="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Wingdings" style:font-style-name="Regular" style:font-charset="x-symbol"/>
      </text:list-level-style-bullet>
      <text:list-level-style-bullet text:level="2" text:style-name="Bullet_20_Symbols" loext:num-list-format="%2%" text:bullet-char="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Wingdings" style:font-style-name="Regular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ist1Bold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fo:font-family="OpenSymbol" style:font-style-name="Regular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AdvLab-Bulle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" text:bullet-char="▸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fo:font-family="OpenSymbol" style:font-style-name="Regular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number:percentage-style style:name="N121">
      <number:number number:decimal-places="1" number:min-decimal-places="1" number:min-integer-digits="1"/>
      <number:text>%</number:text>
    </number:percentag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paragraph-rsid="007deb7f"/>
    </style:style>
    <style:style style:name="MP2" style:family="paragraph" style:parent-style-name="Footer">
      <style:paragraph-properties>
        <style:tab-stops>
          <style:tab-stop style:position="3.5591in" style:type="center"/>
          <style:tab-stop style:position="6.9366in" style:type="right"/>
        </style:tab-stops>
      </style:paragraph-properties>
      <style:text-properties style:font-name="Liberation Serif1" officeooo:paragraph-rsid="0050f0df"/>
    </style:style>
    <style:style style:name="MT1" style:family="text">
      <style:text-properties fo:font-size="12pt" fo:font-weight="bold" officeooo:rsid="014794a7" style:font-size-asian="10.5pt"/>
    </style:style>
    <style:style style:name="MT2" style:family="text">
      <style:text-properties fo:font-size="12pt" fo:font-weight="bold" officeooo:rsid="01057fde" style:font-size-asian="10.5pt"/>
    </style:style>
    <style:style style:name="MT3" style:family="text">
      <style:text-properties officeooo:rsid="0050f0df"/>
    </style:style>
    <style:style style:name="MT4" style:family="text">
      <style:text-properties fo:font-size="12pt" fo:font-weight="bold" officeooo:rsid="011cec09" style:font-name-asian="Liberation Sans1" style:font-size-asian="10.5pt" style:font-name-complex="Liberation Sans1"/>
    </style:style>
    <style:style style:name="MT5" style:family="text">
      <style:text-properties officeooo:rsid="00b1e0fa" style:font-name-asian="Liberation Sans1" style:font-name-complex="Liberation Sans1"/>
    </style:style>
    <style:style style:name="MT6" style:family="text">
      <style:text-properties fo:font-size="12pt" fo:font-weight="bold" officeooo:rsid="010124a3" style:font-size-asian="10.5pt"/>
    </style:style>
    <style:style style:name="MT7" style:family="text">
      <style:text-properties officeooo:rsid="010563d1"/>
    </style:style>
    <style:style style:name="MT8" style:family="text">
      <style:text-properties officeooo:rsid="0050f0df" style:font-name-asian="Liberation Serif" style:font-name-complex="Liberation Serif"/>
    </style:style>
    <style:style style:name="MT9" style:family="text">
      <style:text-properties officeooo:rsid="0050f0df" style:font-name-asian="Arial Unicode MS" style:font-name-complex="Arial Unicode MS"/>
    </style:style>
    <style:style style:name="MT10" style:family="text">
      <style:text-properties officeooo:rsid="007e5b1a" style:font-name-asian="Arial Unicode MS" style:font-name-complex="Arial Unicode M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ext:p text:style-name="MP1"><text:span text:style-name="MT1">Instrumentation</text:span><text:span text:style-name="MT2"> Lab</text:span><text:span text:style-name="MT3"><text:tab/></text:span><text:span text:style-name="MT4">Lesson Plans</text:span><text:span text:style-name="MT5"><text:tab/></text:span><text:span text:style-name="MT6">Fall</text:span><text:span text:style-name="MT3"> 202</text:span><text:span text:style-name="MT7">4</text:span></text:p>
      </style:header>
      <style:footer>
        <text:p text:style-name="MP2"><text:file-name text:display="name-and-extension">Instrumentation_Lab-Lesson_Plans_24a.odt</text:file-name><text:tab/><text:span text:style-name="MT8">—</text:span><text:span text:style-name="MT9"> </text:span><text:span text:style-name="MT9"><text:page-number text:select-page="current">3</text:page-number></text:span><text:span text:style-name="MT9"><text:s/></text:span><text:span text:style-name="MT10">of </text:span><text:span text:style-name="MT10"><text:page-count>3</text:page-count></text:span><text:span text:style-name="MT9"><text:s/></text:span><text:span text:style-name="MT8">—</text:span><text:span text:style-name="MT9"><text:tab/></text:span><text:span text:style-name="MT9"><text:date style:data-style-name="N49" text:date-value="2024-08-13T12:28:13.833248689">2024-08-13</text:date></text:span><text:span text:style-name="MT9">, </text:span><text:span text:style-name="MT9"><text:time style:data-style-name="N60" text:time-value="2024-08-13T12:28:13.833437282">12:28</text:tim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53:32.075290182</meta:creation-date>
    <meta:editing-duration>PT11H30M44S</meta:editing-duration>
    <meta:editing-cycles>36</meta:editing-cycles>
    <meta:generator>LibreOffice/7.3.7.2$Linux_X86_64 LibreOffice_project/30$Build-2</meta:generator>
    <meta:initial-creator>Prof Huster</meta:initial-creator>
    <dc:date>2024-08-13T12:28:13.762377327</dc:date>
    <dc:creator>Prof Huster</dc:creator>
    <meta:printed-by>Prof Huster</meta:printed-by>
    <meta:print-date>2024-07-02T15:50:06.712179148</meta:print-date>
    <meta:document-statistic meta:table-count="1" meta:image-count="0" meta:object-count="0" meta:page-count="3" meta:paragraph-count="122" meta:word-count="795" meta:character-count="4806" meta:non-whitespace-character-count="4103"/>
  </office:meta>
</office:document-meta>
</file>